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ika" svg:font-family="Andika" style:font-adornments="Bold" style:font-pitch="variable"/>
    <style:font-face style:name="AntPolt" svg:font-family="AntPolt" style:font-adornments="Bold" style:font-family-generic="modern" style:font-pitch="variable"/>
    <style:font-face style:name="Antykwa Taranczewskiego Bold" svg:font-family="'Antykwa Taranczewskiego Bold'" style:font-adornments="Bold" style:font-family-generic="modern" style:font-pitch="variable"/>
    <style:font-face style:name="AntykwaTorunska" svg:font-family="AntykwaTorunska" style:font-adornments="Bold" style:font-family-generic="modern" style:font-pitch="variable"/>
    <style:font-face style:name="Apolonia" svg:font-family="Apolonia" style:font-adornments="Bold" style:font-family-generic="modern" style:font-pitch="variable"/>
    <style:font-face style:name="Apolonia Nova OT" svg:font-family="'Apolonia Nova OT'" style:font-adornments="Bold" style:font-family-generic="modern" style:font-pitch="variable"/>
    <style:font-face style:name="Bahianita" svg:font-family="Bahianita" style:font-adornments="Regular" style:font-family-generic="modern" style:font-pitch="variable"/>
    <style:font-face style:name="Bahnschrift" svg:font-family="Bahnschrift" style:font-adornments="Regular" style:font-family-generic="swiss" style:font-pitch="variable"/>
    <style:font-face style:name="Brill" svg:font-family="Brill" style:font-adornments="Regular" style:font-family-generic="swiss" style:font-pitch="variable"/>
    <style:font-face style:name="Candara" svg:font-family="Candara" style:font-adornments="Bold" style:font-family-generic="swiss" style:font-pitch="variable"/>
    <style:font-face style:name="Charis SIL" svg:font-family="'Charis SIL'" style:font-adornments="Regular" style:font-pitch="variable"/>
    <style:font-face style:name="FiraGO" svg:font-family="FiraGO" style:font-adornments="Bold" style:font-family-generic="swiss" style:font-pitch="variable"/>
    <style:font-face style:name="FiraGO Heavy" svg:font-family="'FiraGO Heavy'" style:font-adornments="Heavy" style:font-family-generic="swiss" style:font-pitch="variable"/>
    <style:font-face style:name="Gentium Plus" svg:font-family="'Gentium Plus'"/>
    <style:font-face style:name="Gotika" svg:font-family="Gotika" style:font-adornments="Regular" style:font-family-generic="modern" style:font-pitch="variable"/>
    <style:font-face style:name="IBM Plex Sans" svg:font-family="'IBM Plex Sans'" style:font-adornments="Regular" style:font-family-generic="swiss" style:font-pitch="variable"/>
    <style:font-face style:name="Iskra pogrubiony" svg:font-family="'Iskra pogrubiony'" style:font-adornments="Regular" style:font-family-generic="modern" style:font-pitch="variable"/>
    <style:font-face style:name="Junicode" svg:font-family="Junicode" style:font-adornments="Regular" style:font-family-generic="modern" style:font-pitch="variable"/>
    <style:font-face style:name="Lato Black" svg:font-family="'Lato Black'" style:font-adornments="Regular" style:font-family-generic="swiss" style:font-pitch="variable"/>
    <style:font-face style:name="Limelight" svg:font-family="Limelight" style:font-adornments="Regular" style:font-pitch="variable"/>
    <style:font-face style:name="Milenium" svg:font-family="Milenium" style:font-adornments="Regular" style:font-family-generic="modern" style:font-pitch="variable"/>
    <style:font-face style:name="Milosz" svg:font-family="Milosz" style:font-adornments="Regular" style:font-family-generic="modern" style:font-pitch="variable"/>
    <style:font-face style:name="Noto Serif" svg:font-family="'Noto Serif'" style:font-adornments="Regular" style:font-family-generic="roman" style:font-pitch="variable"/>
    <style:font-face style:name="Noto Serif Black" svg:font-family="'Noto Serif Black'" style:font-adornments="Black" style:font-family-generic="roman" style:font-pitch="variable"/>
    <style:font-face style:name="Noto Serif Display" svg:font-family="'Noto Serif Display'" style:font-adornments="Regular" style:font-family-generic="roman" style:font-pitch="variable"/>
    <style:font-face style:name="Noto Serif Display Black" svg:font-family="'Noto Serif Display Black'" style:font-adornments="Black" style:font-family-generic="roman" style:font-pitch="variable"/>
    <style:font-face style:name="Palatino Linotype" svg:font-family="'Palatino Linotype'" style:font-adornments="Normalny" style:font-family-generic="roman" style:font-pitch="variable"/>
    <style:font-face style:name="Segoe UI Black" svg:font-family="'Segoe UI Black'" style:font-adornments="Regular" style:font-family-generic="swiss" style:font-pitch="variable"/>
    <style:font-face style:name="Times New Roman" svg:font-family="'Times New Roman'" style:font-family-generic="roman"/>
    <style:font-face style:name="Ubuntu Sans" svg:font-family="'Ubuntu Sans'" style:font-adornments="Regular" style:font-family-generic="modern" style:font-pitch="variable"/>
    <style:font-face style:name="Ubuntu Sans Condensed ExtraBold" svg:font-family="'Ubuntu Sans Condensed ExtraBold'" style:font-adornments="ExtraBold" style:font-family-generic="modern" style:font-pitch="variable"/>
    <style:font-face style:name="Ubuntu Sans ExtraBold" svg:font-family="'Ubuntu Sans ExtraBold'" style:font-adornments="ExtraBold" style:font-family-generic="modern" style:font-pitch="variable"/>
    <style:font-face style:name="Yu Mincho" svg:font-family="'Yu Mincho'"/>
  </office:font-face-decls>
  <office:automatic-styles>
    <style:style style:name="P1" style:family="paragraph" style:parent-style-name="Standard">
      <style:text-properties officeooo:rsid="001efa61" officeooo:paragraph-rsid="0039373d"/>
    </style:style>
    <style:style style:name="T1" style:family="text">
      <style:text-properties officeooo:rsid="00212d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introverted</text:p>
      <text:p text:style-name="P1"><text:span text:style-name="T1">b</text:span>ut willing</text:p>
      <text:p text:style-name="P1">to discuss</text:p>
      <text:p text:style-name="P1">language</text:p>
      <text:p text:style-name="P1">learning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ika" svg:font-family="Andika" style:font-adornments="Bold" style:font-pitch="variable"/>
    <style:font-face style:name="AntPolt" svg:font-family="AntPolt" style:font-adornments="Bold" style:font-family-generic="modern" style:font-pitch="variable"/>
    <style:font-face style:name="Antykwa Taranczewskiego Bold" svg:font-family="'Antykwa Taranczewskiego Bold'" style:font-adornments="Bold" style:font-family-generic="modern" style:font-pitch="variable"/>
    <style:font-face style:name="AntykwaTorunska" svg:font-family="AntykwaTorunska" style:font-adornments="Bold" style:font-family-generic="modern" style:font-pitch="variable"/>
    <style:font-face style:name="Apolonia" svg:font-family="Apolonia" style:font-adornments="Bold" style:font-family-generic="modern" style:font-pitch="variable"/>
    <style:font-face style:name="Apolonia Nova OT" svg:font-family="'Apolonia Nova OT'" style:font-adornments="Bold" style:font-family-generic="modern" style:font-pitch="variable"/>
    <style:font-face style:name="Bahianita" svg:font-family="Bahianita" style:font-adornments="Regular" style:font-family-generic="modern" style:font-pitch="variable"/>
    <style:font-face style:name="Bahnschrift" svg:font-family="Bahnschrift" style:font-adornments="Regular" style:font-family-generic="swiss" style:font-pitch="variable"/>
    <style:font-face style:name="Brill" svg:font-family="Brill" style:font-adornments="Regular" style:font-family-generic="swiss" style:font-pitch="variable"/>
    <style:font-face style:name="Candara" svg:font-family="Candara" style:font-adornments="Bold" style:font-family-generic="swiss" style:font-pitch="variable"/>
    <style:font-face style:name="Charis SIL" svg:font-family="'Charis SIL'" style:font-adornments="Regular" style:font-pitch="variable"/>
    <style:font-face style:name="FiraGO" svg:font-family="FiraGO" style:font-adornments="Bold" style:font-family-generic="swiss" style:font-pitch="variable"/>
    <style:font-face style:name="FiraGO Heavy" svg:font-family="'FiraGO Heavy'" style:font-adornments="Heavy" style:font-family-generic="swiss" style:font-pitch="variable"/>
    <style:font-face style:name="Gentium Plus" svg:font-family="'Gentium Plus'"/>
    <style:font-face style:name="Gotika" svg:font-family="Gotika" style:font-adornments="Regular" style:font-family-generic="modern" style:font-pitch="variable"/>
    <style:font-face style:name="IBM Plex Sans" svg:font-family="'IBM Plex Sans'" style:font-adornments="Regular" style:font-family-generic="swiss" style:font-pitch="variable"/>
    <style:font-face style:name="Iskra pogrubiony" svg:font-family="'Iskra pogrubiony'" style:font-adornments="Regular" style:font-family-generic="modern" style:font-pitch="variable"/>
    <style:font-face style:name="Junicode" svg:font-family="Junicode" style:font-adornments="Regular" style:font-family-generic="modern" style:font-pitch="variable"/>
    <style:font-face style:name="Lato Black" svg:font-family="'Lato Black'" style:font-adornments="Regular" style:font-family-generic="swiss" style:font-pitch="variable"/>
    <style:font-face style:name="Limelight" svg:font-family="Limelight" style:font-adornments="Regular" style:font-pitch="variable"/>
    <style:font-face style:name="Milenium" svg:font-family="Milenium" style:font-adornments="Regular" style:font-family-generic="modern" style:font-pitch="variable"/>
    <style:font-face style:name="Milosz" svg:font-family="Milosz" style:font-adornments="Regular" style:font-family-generic="modern" style:font-pitch="variable"/>
    <style:font-face style:name="Noto Serif" svg:font-family="'Noto Serif'" style:font-adornments="Regular" style:font-family-generic="roman" style:font-pitch="variable"/>
    <style:font-face style:name="Noto Serif Black" svg:font-family="'Noto Serif Black'" style:font-adornments="Black" style:font-family-generic="roman" style:font-pitch="variable"/>
    <style:font-face style:name="Noto Serif Display" svg:font-family="'Noto Serif Display'" style:font-adornments="Regular" style:font-family-generic="roman" style:font-pitch="variable"/>
    <style:font-face style:name="Noto Serif Display Black" svg:font-family="'Noto Serif Display Black'" style:font-adornments="Black" style:font-family-generic="roman" style:font-pitch="variable"/>
    <style:font-face style:name="Palatino Linotype" svg:font-family="'Palatino Linotype'" style:font-adornments="Normalny" style:font-family-generic="roman" style:font-pitch="variable"/>
    <style:font-face style:name="Segoe UI Black" svg:font-family="'Segoe UI Black'" style:font-adornments="Regular" style:font-family-generic="swiss" style:font-pitch="variable"/>
    <style:font-face style:name="Times New Roman" svg:font-family="'Times New Roman'" style:font-family-generic="roman"/>
    <style:font-face style:name="Ubuntu Sans" svg:font-family="'Ubuntu Sans'" style:font-adornments="Regular" style:font-family-generic="modern" style:font-pitch="variable"/>
    <style:font-face style:name="Ubuntu Sans Condensed ExtraBold" svg:font-family="'Ubuntu Sans Condensed ExtraBold'" style:font-adornments="ExtraBold" style:font-family-generic="modern" style:font-pitch="variable"/>
    <style:font-face style:name="Ubuntu Sans ExtraBold" svg:font-family="'Ubuntu Sans ExtraBold'" style:font-adornments="ExtraBold" style:font-family-generic="modern" style:font-pitch="variable"/>
    <style:font-face style:name="Yu Mincho" svg:font-family="'Yu Minch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Gentium Plus" fo:font-size="10pt" fo:language="pl" fo:country="PL" style:letter-kerning="true" style:font-name-asian="Yu Mincho" style:font-size-asian="10pt" style:language-asian="ja" style:country-asian="JP" style:font-name-complex="Times New Roman" style:font-size-complex="10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Gentium Plus" fo:font-size="10pt" fo:language="pl" fo:country="PL" style:letter-kerning="true" style:font-name-asian="Yu Mincho" style:font-size-asian="10pt" style:language-asian="ja" style:country-asian="JP" style:font-name-complex="Times New Roman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.401cm" fo:text-align="center" style:justify-single-word="false"/>
      <style:text-properties fo:color="#f1f5f9" loext:opacity="100%" style:font-name="Limelight" fo:font-family="Limelight" style:font-style-name="Regular" style:font-pitch="variable" fo:font-size="32pt" fo:font-style="normal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entium Plus" fo:font-family="'Gentium Plus'" fo:font-size="10pt" style:font-name-asian="Yu Mincho" style:font-family-asian="'Yu Mincho'" style:font-size-asian="10pt" style:font-name-complex="Times New Roman" style:font-family-complex="'Times New Roman'" style:font-family-generic-complex="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Gentium Plus" fo:font-family="'Gentium Plus'" fo:font-size="10pt" style:font-size-asian="10pt" style:font-name-complex="Times New Roman" style:font-family-complex="'Times New Roman'" style:font-family-generic-complex="roman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entium Plus" fo:font-family="'Gentium Plus'" fo:font-size="10pt" fo:font-style="italic" style:font-size-asian="10pt" style:font-style-asian="italic" style:font-name-complex="Times New Roman" style:font-family-complex="'Times New Roman'" style:font-family-generic-complex="roman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ntium Plus" fo:font-family="'Gentium Plus'" fo:font-size="10pt" style:font-size-asian="10pt" style:font-name-complex="Times New Roman" style:font-family-complex="'Times New Roman'" style:font-family-generic-complex="roman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901cm" fo:page-height="9.901cm" style:num-format="1" style:print-orientation="portrait" fo:margin-top="0cm" fo:margin-bottom="0cm" fo:margin-left="0.499cm" fo:margin-right="0.499cm" fo:background-color="#be123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e123c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be123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12:23:05.846000000</meta:creation-date>
    <meta:editing-duration>PT50M40S</meta:editing-duration>
    <meta:editing-cycles>21</meta:editing-cycles>
    <meta:generator>LibreOffice/7.4.7.2$Windows_x86 LibreOffice_project/723314e595e8007d3cf785c16538505a1c878ca5</meta:generator>
    <dc:date>2025-04-21T08:41:30.135000000</dc:date>
    <meta:document-statistic meta:table-count="0" meta:image-count="0" meta:object-count="0" meta:page-count="1" meta:paragraph-count="5" meta:word-count="7" meta:character-count="48" meta:non-whitespace-character-count="46"/>
    <meta:template xlink:type="simple" xlink:actuate="onRequest" xlink:title="gentium plus 10" xlink:href="../../Downloads/LibreOfficePortablePrevious/Data/settings/user/template/gentium%20plus%2010.ott" meta:date="2024-10-25T12:23:02.601000000"/>
  </office:meta>
</office:document-meta>
</file>